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3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Linienspitzen_20_4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ffbf00" draw:marker-end="Linienspitzen_20_2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a933" draw:marker-end="Linienspitzen_20_1" draw:marker-end-width="0.3cm" draw:fill="none" draw:textarea-vertical-align="middle" loext:decorative="false"/>
    </style:style>
    <style:style style:name="gr5" style:family="graphic" style:parent-style-name="standard">
      <style:graphic-properties svg:stroke-color="#ffbf00" draw:fill="solid" draw:fill-color="#ffde59" draw:textarea-horizontal-align="justify" draw:textarea-vertical-align="middle" draw:auto-grow-height="false" fo:min-height="0.708cm" fo:min-width="0.708cm" loext:decorative="false"/>
    </style:style>
    <style:style style:name="gr6" style:family="graphic" style:parent-style-name="standard">
      <style:graphic-properties svg:stroke-color="#ffd7d7" draw:fill="solid" draw:fill-color="#ffffff" draw:textarea-horizontal-align="justify" draw:textarea-vertical-align="middle" draw:auto-grow-height="false" fo:min-height="0.708cm" fo:min-width="0.708cm" loext:decorative="false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.354cm" fo:min-width="0.354cm" loext:decorative="false"/>
    </style:style>
    <style:style style:name="gr8" style:family="graphic" style:parent-style-name="objectwithoutfill">
      <style:graphic-properties svg:stroke-color="#ff8000" draw:marker-end="Linienspitzen_20_3" draw:marker-end-width="0.3cm" draw:fill="none" draw:textarea-vertical-align="middle" loext:decorative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78cm" fo:min-width="0.178cm" loext:decorative="false"/>
    </style:style>
    <style:style style:name="gr10" style:family="graphic" style:parent-style-name="objectwithoutfill">
      <style:graphic-properties svg:stroke-color="#ffbf00" draw:fill="none" draw:textarea-vertical-align="middle" loext:decorative="false"/>
    </style:style>
    <style:style style:name="gr11" style:family="graphic" style:parent-style-name="standard">
      <style:graphic-properties svg:stroke-color="#00a933" draw:fill="solid" draw:fill-color="#77bc65" draw:textarea-horizontal-align="justify" draw:textarea-vertical-align="middle" draw:auto-grow-height="false" fo:min-height="0.75cm" fo:min-width="7.5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25cm" fo:min-width="1.25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000000" draw:textarea-vertical-align="middle" loext:decorative="false"/>
    </style:style>
    <style:style style:name="gr14" style:family="graphic" style:parent-style-name="standard">
      <style:graphic-properties svg:stroke-color="#00a933" draw:fill="solid" draw:fill-color="#77bc65" draw:textarea-horizontal-align="justify" draw:textarea-vertical-align="middle" draw:auto-grow-height="false" fo:min-height="1cm" fo:min-width="8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textarea-vertical-align="middle" loext:decorative="false"/>
    </style:style>
    <style:style style:name="gr1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de59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2a6099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77bc65"/>
      <style:paragraph-properties fo:text-align="center" style:writing-mode="lr-tb"/>
    </style:style>
    <style:style style:name="P1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fo:font-weight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b 58%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cm" svg:y1="8cm" svg:x2="8.5cm" svg:y2="2.5cm">
          <text:p/>
        </draw:lin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0cm" svg:y="5cm">
          <text:p text:style-name="P1">Lichtvektor 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.5cm">
          <text:p text:style-name="P1">Reflexionsvektor 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2" draw:text-style-name="P12" draw:layer="layout" svg:width="1.25cm" svg:height="0.625cm" svg:x="3.75cm" svg:y="5.375cm">
          <text:p text:style-name="P11"><text:span text:style-name="T3">δ </text:span></text:p>
          <draw:enhanced-geometry svg:viewBox="0 0 21600 21600" draw:type="rectangle" draw:enhanced-path="M 0 0 L 21600 0 21600 21600 0 21600 0 0 Z N"/>
        </draw:custom-shape>
        <draw:circle draw:style-name="gr13" draw:text-style-name="P9" draw:layer="layout" svg:width="6.002cm" svg:height="6.002cm" svg:x="2.001cm" svg:y="5cm" draw:kind="arc" draw:start-angle="90" draw:end-angle="122.22">
          <text:p/>
        </draw:circle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cm" svg:y1="8cm" svg:x2="8.5cm" svg:y2="2.5cm">
          <text:p/>
        </draw:lin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0cm" svg:y="5cm">
          <text:p text:style-name="P1">Lichtvektor 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.5cm">
          <text:p text:style-name="P1">Reflexionsvektor 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2" draw:text-style-name="P12" draw:layer="layout" svg:width="1.25cm" svg:height="0.625cm" svg:x="6.125cm" svg:y="5.875cm">
          <text:p text:style-name="P11"><text:span text:style-name="T3">σ </text:span></text:p>
          <draw:enhanced-geometry svg:viewBox="0 0 21600 21600" draw:type="rectangle" draw:enhanced-path="M 0 0 L 21600 0 21600 21600 0 21600 0 0 Z N"/>
        </draw:custom-shape>
        <draw:circle draw:style-name="gr15" draw:text-style-name="P1" draw:layer="layout" svg:width="6.002cm" svg:height="6.002cm" svg:x="2cm" svg:y="5cm" draw:kind="arc" draw:start-angle="35.8" draw:end-angle="57.63">
          <text:p/>
        </draw:circle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cm" svg:y1="8cm" svg:x2="8.5cm" svg:y2="2.5cm">
          <text:p/>
        </draw:lin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0cm" svg:y="5cm">
          <text:p text:style-name="P1">Lichtvektor 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.5cm">
          <text:p text:style-name="P1">Reflexionsvektor 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2" draw:text-style-name="P12" draw:layer="layout" svg:width="1.25cm" svg:height="0.625cm" svg:x="6.125cm" svg:y="5.875cm">
          <text:p text:style-name="P11"><text:span text:style-name="T3">σ 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.25cm" svg:height="0.625cm" svg:x="3.75cm" svg:y="5.375cm">
          <text:p text:style-name="P11"><text:span text:style-name="T3">δ </text:span></text:p>
          <draw:enhanced-geometry svg:viewBox="0 0 21600 21600" draw:type="rectangle" draw:enhanced-path="M 0 0 L 21600 0 21600 21600 0 21600 0 0 Z N"/>
        </draw:custom-shape>
        <draw:circle draw:style-name="gr15" draw:text-style-name="P1" draw:layer="layout" svg:width="6.002cm" svg:height="6.002cm" svg:x="2cm" svg:y="5cm" draw:kind="arc" draw:start-angle="35.8" draw:end-angle="57.63">
          <text:p/>
        </draw:circle>
        <draw:circle draw:style-name="gr13" draw:text-style-name="P9" draw:layer="layout" svg:width="6.002cm" svg:height="6.002cm" svg:x="2.001cm" svg:y="5cm" draw:kind="arc" draw:start-angle="90" draw:end-angle="122.22">
          <text:p/>
        </draw:circle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5cm" svg:y1="8cm" svg:x2="8.5cm" svg:y2="2.5cm">
          <text:p/>
        </draw:lin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0cm" svg:y="5cm">
          <text:p text:style-name="P1">Lichtvektor 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.5cm">
          <text:p text:style-name="P1">Reflexionsvektor 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6" draw:text-style-name="P2" draw:layer="layout" svg:width="1cm" svg:height="1cm" svg:x="1.5cm" svg:y="4cm">
          <text:p text:style-name="P1"><text:span text:style-name="T1">L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1cm" svg:x="5.625cm" svg:y="3cm">
          <text:p text:style-name="P1"><text:span text:style-name="T1">L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1cm" svg:x="2.5cm" svg:y="7cm">
          <text:p text:style-name="P1"><text:span text:style-name="T1">L</text:span><text:span text:style-name="T4">3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5cm" svg:y1="2cm" svg:x2="5cm" svg:y2="8cm">
          <text:p/>
        </draw:line>
        <draw:line draw:style-name="gr3" draw:text-style-name="P5" draw:layer="layout" svg:x1="2cm" svg:y1="6.5cm" svg:x2="5cm" svg:y2="8cm">
          <text:p/>
        </draw:line>
        <draw:custom-shape draw:style-name="gr5" draw:text-style-name="P6" draw:layer="layout" svg:width="1cm" svg:height="1cm" svg:x="7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7.5cm" svg:y1="1.375cm" svg:x2="7.5cm" svg:y2="1.125cm">
          <text:p/>
        </draw:line>
        <draw:line draw:style-name="gr10" draw:text-style-name="P5" draw:layer="layout" svg:x1="7.5cm" svg:y1="2.875cm" svg:x2="7.5cm" svg:y2="2.625cm">
          <text:p/>
        </draw:line>
        <draw:line draw:style-name="gr10" draw:text-style-name="P5" draw:layer="layout" svg:x1="8.125cm" svg:y1="2cm" svg:x2="8.375cm" svg:y2="2cm">
          <text:p/>
        </draw:line>
        <draw:line draw:style-name="gr10" draw:text-style-name="P5" draw:layer="layout" svg:x1="6.625cm" svg:y1="2cm" svg:x2="6.875cm" svg:y2="2cm">
          <text:p/>
        </draw:line>
        <draw:line draw:style-name="gr10" draw:text-style-name="P5" draw:layer="layout" svg:x1="7.942cm" svg:y1="2.442cm" svg:x2="8.119cm" svg:y2="2.619cm">
          <text:p/>
        </draw:line>
        <draw:line draw:style-name="gr10" draw:text-style-name="P5" draw:layer="layout" svg:x1="6.881cm" svg:y1="1.381cm" svg:x2="7.058cm" svg:y2="1.558cm">
          <text:p/>
        </draw:line>
        <draw:line draw:style-name="gr10" draw:text-style-name="P5" draw:layer="layout" svg:x1="7.058cm" svg:y1="2.442cm" svg:x2="6.881cm" svg:y2="2.619cm">
          <text:p/>
        </draw:line>
        <draw:line draw:style-name="gr10" draw:text-style-name="P5" draw:layer="layout" svg:x1="8.119cm" svg:y1="1.381cm" svg:x2="7.942cm" svg:y2="1.558cm">
          <text:p/>
        </draw:line>
        <draw:custom-shape draw:style-name="gr1" draw:text-style-name="P4" draw:layer="layout" svg:width="3cm" svg:height="1cm" svg:x="6cm" svg:y="0.125cm">
          <text:p text:style-name="P3"><text:span text:style-name="T2">Lichtquelle 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1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2cm" svg:y1="5.875cm" svg:x2="2cm" svg:y2="5.625cm">
          <text:p/>
        </draw:line>
        <draw:line draw:style-name="gr10" draw:text-style-name="P5" draw:layer="layout" svg:x1="2cm" svg:y1="7.375cm" svg:x2="2cm" svg:y2="7.125cm">
          <text:p/>
        </draw:line>
        <draw:line draw:style-name="gr10" draw:text-style-name="P5" draw:layer="layout" svg:x1="2.625cm" svg:y1="6.5cm" svg:x2="2.875cm" svg:y2="6.5cm">
          <text:p/>
        </draw:line>
        <draw:line draw:style-name="gr10" draw:text-style-name="P5" draw:layer="layout" svg:x1="1.125cm" svg:y1="6.5cm" svg:x2="1.375cm" svg:y2="6.5cm">
          <text:p/>
        </draw:line>
        <draw:line draw:style-name="gr10" draw:text-style-name="P5" draw:layer="layout" svg:x1="2.442cm" svg:y1="6.942cm" svg:x2="2.619cm" svg:y2="7.119cm">
          <text:p/>
        </draw:line>
        <draw:line draw:style-name="gr10" draw:text-style-name="P5" draw:layer="layout" svg:x1="1.381cm" svg:y1="5.881cm" svg:x2="1.558cm" svg:y2="6.058cm">
          <text:p/>
        </draw:line>
        <draw:line draw:style-name="gr10" draw:text-style-name="P5" draw:layer="layout" svg:x1="1.558cm" svg:y1="6.942cm" svg:x2="1.381cm" svg:y2="7.119cm">
          <text:p/>
        </draw:line>
        <draw:line draw:style-name="gr10" draw:text-style-name="P5" draw:layer="layout" svg:x1="2.619cm" svg:y1="5.881cm" svg:x2="2.442cm" svg:y2="6.058cm">
          <text:p/>
        </draw:line>
        <draw:custom-shape draw:style-name="gr1" draw:text-style-name="P4" draw:layer="layout" svg:width="3cm" svg:height="1cm" svg:x="0.5cm" svg:y="4.625cm">
          <text:p text:style-name="P3"><text:span text:style-name="T2">Lichtquelle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6.5cm" svg:y="7cm">
          <text:p text:style-name="P1">Betrachtungsvektor <text:span text:style-name="T1">V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5cm" svg:y1="5.5cm" svg:x2="5cm" svg:y2="8cm">
          <text:p/>
        </draw:line>
        <draw:line draw:style-name="gr3" draw:text-style-name="P5" draw:layer="layout" svg:x1="1.5cm" svg:y1="2.5cm" svg:x2="5cm" svg:y2="8cm">
          <text:p/>
        </draw:line>
        <draw:line draw:style-name="gr4" draw:text-style-name="P5" draw:layer="layout" svg:x1="5cm" svg:y1="8cm" svg:x2="5cm" svg:y2="1.5cm">
          <text:p/>
        </draw:line>
        <draw:custom-shape draw:style-name="gr5" draw:text-style-name="P6" draw:layer="layout" svg:width="1cm" svg:height="1cm" svg:x="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cm" svg:height="1cm" svg:x="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5cm" svg:height="0.5cm" svg:x="8.2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5cm" svg:height="0.25cm" svg:x="8.37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.5cm" svg:y1="1.875cm" svg:x2="1.5cm" svg:y2="1.625cm">
          <text:p/>
        </draw:line>
        <draw:line draw:style-name="gr10" draw:text-style-name="P5" draw:layer="layout" svg:x1="1.5cm" svg:y1="3.375cm" svg:x2="1.5cm" svg:y2="3.125cm">
          <text:p/>
        </draw:line>
        <draw:line draw:style-name="gr10" draw:text-style-name="P5" draw:layer="layout" svg:x1="2.125cm" svg:y1="2.5cm" svg:x2="2.375cm" svg:y2="2.5cm">
          <text:p/>
        </draw:line>
        <draw:line draw:style-name="gr10" draw:text-style-name="P5" draw:layer="layout" svg:x1="0.625cm" svg:y1="2.5cm" svg:x2="0.875cm" svg:y2="2.5cm">
          <text:p/>
        </draw:line>
        <draw:line draw:style-name="gr10" draw:text-style-name="P5" draw:layer="layout" svg:x1="1.942cm" svg:y1="2.942cm" svg:x2="2.119cm" svg:y2="3.119cm">
          <text:p/>
        </draw:line>
        <draw:line draw:style-name="gr10" draw:text-style-name="P5" draw:layer="layout" svg:x1="0.881cm" svg:y1="1.881cm" svg:x2="1.058cm" svg:y2="2.058cm">
          <text:p/>
        </draw:line>
        <draw:line draw:style-name="gr10" draw:text-style-name="P5" draw:layer="layout" svg:x1="1.058cm" svg:y1="2.942cm" svg:x2="0.881cm" svg:y2="3.119cm">
          <text:p/>
        </draw:line>
        <draw:line draw:style-name="gr10" draw:text-style-name="P5" draw:layer="layout" svg:x1="2.119cm" svg:y1="1.881cm" svg:x2="1.942cm" svg:y2="2.058cm">
          <text:p/>
        </draw:line>
        <draw:custom-shape draw:style-name="gr1" draw:text-style-name="P4" draw:layer="layout" svg:width="3cm" svg:height="1cm" svg:x="0cm" svg:y="0.625cm">
          <text:p text:style-name="P3"><text:span text:style-name="T2">Lichtquelle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5cm" svg:y="0.5cm">
          <text:p text:style-name="P1">Normalenvektor 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8cm" svg:height="1cm" svg:x="1cm" svg:y="8cm">
          <text:p text:style-name="P1">Objekt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cm" svg:height="1cm" svg:x="7cm" svg:y="4cm">
          <text:p text:style-name="P3"><text:span text:style-name="T2">Kamer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30T19:53:04.253018100</meta:creation-date>
    <dc:date>2025-10-30T20:35:10.101962800</dc:date>
    <meta:editing-duration>PT12M20S</meta:editing-duration>
    <meta:editing-cycles>7</meta:editing-cycles>
    <meta:generator>LibreOffice/25.8.1.1$Windows_X86_64 LibreOffice_project/54047653041915e595ad4e45cccea684809c77b5</meta:generator>
    <meta:document-statistic meta:object-count="145"/>
  </office:meta>
</office:document-meta>
</file>